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L1">
      <style:text-properties fo:font-size="16pt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ausdokumentti<text:tab/>Sebastian Falk<text:tab/><text:tab/>014024616</text:p>
      <text:p text:style-name="P1"/>
      <text:list xml:id="list5866760198868620958" text:style-name="L1">
        <text:list-item>
          <text:p text:style-name="P2">DeepShoeTest luokka sisältää testejä DeepShoe luokalle. </text:p>
        </text:list-item>
        <text:list-item>
          <text:p text:style-name="P2">Luokka testaa bestMove metodia sekä valkoiselle että mustalle värille</text:p>
        </text:list-item>
        <text:list-item>
          <text:p text:style-name="P2">Se testaa alphaBetaMin ja alphaBetaMax molemmilla väreillä ja kahdella eri syvyydellä, 0 ja 1. Ja testaa myös metodeja kun pelilaudalla on shakkiMatti tilanne.</text:p>
        </text:list-item>
        <text:list-item>
          <text:p text:style-name="P2">Luokka tarkistaa myös että testAllMoves palauttaa listan kaikista liikkeistä oikein.</text:p>
        </text:list-item>
        <text:list-item>
          <text:p text:style-name="P2">EvaluatorTest luokka testaa Evaluator luokan metodeja.</text:p>
        </text:list-item>
        <text:list-item>
          <text:p text:style-name="P2">Se testaa kaikkia eri nappuloiden evaluointia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4:07:29.74</meta:creation-date>
    <meta:document-statistic meta:table-count="0" meta:image-count="0" meta:object-count="0" meta:page-count="1" meta:paragraph-count="7" meta:word-count="70" meta:character-count="518"/>
    <dc:date>2015-01-27T14:14:09.98</dc:date>
    <meta:editing-duration>PT6M40S</meta:editing-duration>
    <meta:editing-cycles>1</meta:editing-cycles>
    <meta:generator>OpenOffice.org/3.4.1$Win32 OpenOffice.org_project/341m1$Build-9593</meta:generator>
  </office:meta>
</office:document-meta>
</file>